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style:text-properties officeooo:rsid="001ee211" officeooo:paragraph-rsid="001ee211"/>
    </style:style>
    <style:style style:name="T1" style:family="text">
      <style:text-properties officeooo:rsid="001efa0d"/>
    </style:style>
    <style:style style:name="T2" style:family="text">
      <style:text-properties officeooo:rsid="002386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8 Documentation</text:p>
      <text:p text:style-name="P1"><text:tab/>In this project we were required to make three different stack classes, two array based stacks, and a node based stack. The first array based stack is stack stay, meaning that top is kept at 0 and elements are shuffled up and down the array when pushed and popped. <text:span text:style-name="T1">The array based stack(move) moves the “top” up and down the array to correspond with the top of the array. The biggest part of this project is learning how to use nodes to achieve the same thing as the array based stacks.</text:span></text:p>
      <text:p text:style-name="P1"><text:tab/><text:span text:style-name="T1">The two array based stacks are very similarly created starting with the constructors and the destructor. I then implemented push, which with the stay array is done by moving each element up the array and then setting the new value to the array at 0. With the move array I incremented top up the array and added the value to the end. The node array creates a new node and adds the new value along with a pointer to the previous node and setting “top” to the new node. Pop for the array based stacks returns the value at 0 and then moves the values down in the array for stay. For move the value at top is returned and then it is moved down the array. The node based stack returns the value at the node and then moves top to the next node and deletes the popped node. The &lt;&lt; operator is responsible for going through the stack and printing out the data contained inside it. The == operator compares two stacks to check if they are equal.</text:span></text:p>
      <text:p text:style-name="P1"><text:tab/><text:span text:style-name="T2">The most challenging part of this project was creating the assignment and the copy constructor for the node based stack as the order originally given would be reversed and so we had to find a different way to input the data into the stack. It was also challenging manipulating the nodes because the stack can only be traversed in one direction as each node is only able to hold a pointer to the next node in the stack. It was also a small challenge to keep track of all the nodes created and making sure that I freed all the memory I assigned during the creation of nodes and temporary pointers.</text:span></text:p>
      <text:p text:style-name="P1"><text:tab/><text:span text:style-name="T2">If I was given more time I would aim to optimize the functions I created and make sure that everything worked as efficiently as possible without the extra use of memor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6T20:04:09.354281621</meta:creation-date>
    <dc:date>2016-04-06T21:17:30.766064192</dc:date>
    <meta:editing-duration>PT1H6M10S</meta:editing-duration>
    <meta:editing-cycles>7</meta:editing-cycles>
    <meta:generator>LibreOffice/4.2.8.2$Linux_X86_64 LibreOffice_project/420m0$Build-2</meta:generator>
    <meta:document-statistic meta:table-count="0" meta:image-count="0" meta:object-count="0" meta:page-count="1" meta:paragraph-count="5" meta:word-count="416" meta:character-count="2212" meta:non-whitespace-character-count="1797"/>
  </office:meta>
</office:document-meta>
</file>